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76000000295D052E72DD999F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Nimbus Sans L" svg:font-family="'Nimbus Sans L'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5.426cm" fo:margin-left="6.384cm" fo:margin-right="5.191cm" table:align="margins"/>
    </style:style>
    <style:style style:name="Tabla1.A" style:family="table-column">
      <style:table-column-properties style:column-width="2.124cm" style:rel-column-width="25659*"/>
    </style:style>
    <style:style style:name="Tabla1.B" style:family="table-column">
      <style:table-column-properties style:column-width="3.302cm" style:rel-column-width="3987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5.424cm" fo:margin-left="6.384cm" fo:margin-right="5.191cm" table:align="margins"/>
    </style:style>
    <style:style style:name="Tabla2.A" style:family="table-column">
      <style:table-column-properties style:column-width="2.124cm" style:rel-column-width="25659*"/>
    </style:style>
    <style:style style:name="Tabla2.B" style:family="table-column">
      <style:table-column-properties style:column-width="3.3cm" style:rel-column-width="3987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5.44cm" fo:margin-left="6.368cm" fo:margin-right="5.191cm" table:align="margins"/>
    </style:style>
    <style:style style:name="Tabla3.A" style:family="table-column">
      <style:table-column-properties style:column-width="2.14cm" style:rel-column-width="25776*"/>
    </style:style>
    <style:style style:name="Tabla3.B" style:family="table-column">
      <style:table-column-properties style:column-width="3.3cm" style:rel-column-width="3975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424cm" fo:margin-left="6.384cm" fo:margin-right="5.191cm" table:align="margins"/>
    </style:style>
    <style:style style:name="Tabla4.A" style:family="table-column">
      <style:table-column-properties style:column-width="2.124cm" style:rel-column-width="25659*"/>
    </style:style>
    <style:style style:name="Tabla4.B" style:family="table-column">
      <style:table-column-properties style:column-width="3.3cm" style:rel-column-width="3987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424cm" fo:margin-left="6.384cm" fo:margin-right="5.191cm" table:align="margins"/>
    </style:style>
    <style:style style:name="Tabla5.A" style:family="table-column">
      <style:table-column-properties style:column-width="2.124cm" style:rel-column-width="25659*"/>
    </style:style>
    <style:style style:name="Tabla5.B" style:family="table-column">
      <style:table-column-properties style:column-width="3.3cm" style:rel-column-width="3987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_20_body">
      <style:paragraph-properties>
        <style:tab-stops>
          <style:tab-stop style:position="5.768cm"/>
          <style:tab-stop style:position="14.76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Text_20_body">
      <style:paragraph-properties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ext_20_body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ing_20_1" style:list-style-name="" style:master-page-name="MiPrimera">
      <style:paragraph-properties style:page-number="auto"/>
    </style:style>
    <style:style style:name="P10" style:family="paragraph" style:parent-style-name="Standard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paragraph-rsid="00056ab3"/>
    </style:style>
    <style:style style:name="P11" style:family="paragraph" style:parent-style-name="Standard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paragraph-rsid="00079741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079741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>
        <style:tab-stops>
          <style:tab-stop style:position="5.768cm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Text_20_body" style:list-style-name="L2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Text_20_body" style:list-style-name="L2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font-weight="normal" officeooo:paragraph-rsid="00056ab3" style:font-weight-asian="normal" style:font-weight-complex="normal"/>
    </style:style>
    <style:style style:name="P17" style:family="paragraph" style:parent-style-name="Text_20_body" style:list-style-name="L3">
      <style:paragraph-properties>
        <style:tab-stops>
          <style:tab-stop style:position="5.768cm"/>
          <style:tab-stop style:position="14.76cm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Text_20_body" style:list-style-name="L5">
      <style:text-properties fo:font-weight="normal" officeooo:rsid="0006ce42" officeooo:paragraph-rsid="0006ce42" style:font-weight-asian="normal" style:font-weight-complex="normal"/>
    </style:style>
    <style:style style:name="P19" style:family="paragraph" style:parent-style-name="Text_20_body" style:list-style-name="L5">
      <style:text-properties fo:font-weight="normal" style:font-weight-asian="normal" style:font-weight-complex="normal"/>
    </style:style>
    <style:style style:name="P20" style:family="paragraph" style:parent-style-name="Text_20_body" style:list-style-name="L1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officeooo:rsid="0005a910" officeooo:paragraph-rsid="0005a910"/>
    </style:style>
    <style:style style:name="P21" style:family="paragraph" style:parent-style-name="Text_20_body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rsid="0005a910" officeooo:paragraph-rsid="0005a910"/>
    </style:style>
    <style:style style:name="P22" style:family="paragraph" style:parent-style-name="Text_20_body" style:list-style-name="L1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officeooo:paragraph-rsid="00056ab3"/>
    </style:style>
    <style:style style:name="P23" style:family="paragraph" style:parent-style-name="Text_20_body" style:list-style-name="L3">
      <style:paragraph-properties>
        <style:tab-stops>
          <style:tab-stop style:position="5.768cm"/>
          <style:tab-stop style:position="14.76cm"/>
        </style:tab-stops>
      </style:paragraph-properties>
    </style:style>
    <style:style style:name="P24" style:family="paragraph" style:parent-style-name="Text_20_body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paragraph-rsid="00056ab3"/>
    </style:style>
    <style:style style:name="P25" style:family="paragraph" style:parent-style-name="Text_20_body" style:list-style-name="L4"/>
    <style:style style:name="P26" style:family="paragraph" style:parent-style-name="Text_20_body">
      <style:text-properties officeooo:rsid="0050cfd2" officeooo:paragraph-rsid="00079741"/>
    </style:style>
    <style:style style:name="P27" style:family="paragraph" style:parent-style-name="Text_20_body">
      <style:text-properties officeooo:rsid="00552aaa" officeooo:paragraph-rsid="00079741"/>
    </style:style>
    <style:style style:name="P28" style:family="paragraph" style:parent-style-name="Text_20_body" style:list-style-name="L6">
      <style:text-properties officeooo:rsid="00552aaa" officeooo:paragraph-rsid="00079741"/>
    </style:style>
    <style:style style:name="P29" style:family="paragraph" style:parent-style-name="Text_20_body">
      <style:text-properties officeooo:rsid="005653dc" officeooo:paragraph-rsid="00079741"/>
    </style:style>
    <style:style style:name="P30" style:family="paragraph" style:parent-style-name="Text_20_body" style:list-style-name="L6">
      <style:text-properties officeooo:rsid="005653dc" officeooo:paragraph-rsid="00079741"/>
    </style:style>
    <style:style style:name="P31" style:family="paragraph" style:parent-style-name="Text_20_body">
      <style:text-properties officeooo:paragraph-rsid="0007974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6ce42"/>
    </style:style>
    <style:style style:name="T6" style:family="text">
      <style:text-properties officeooo:rsid="00552aaa"/>
    </style:style>
    <style:style style:name="T7" style:family="text">
      <style:text-properties officeooo:rsid="005653dc"/>
    </style:style>
    <style:style style:name="T8" style:family="text">
      <style:text-properties officeooo:rsid="00572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ctividade – Practicando coas medidas</text:h>
      <text:list xml:id="list2814140458" text:style-name="L1">
        <text:list-item>
          <text:p text:style-name="P13"><text:span text:style-name="T2">Exercicio. - </text:span><text:span text:style-name="T4">Converte as seguintes medidas:</text:span></text:p>
        </text:list-item>
      </text:list>
      <text:section text:style-name="Sect1" text:name="Sección1">
        <text:list text:style-name="L2">
          <text:list-item>
            <text:p text:style-name="P14">10.000 KB =<text:tab/>MB</text:p>
          </text:list-item>
          <text:list-item>
            <text:p text:style-name="P14">2 GB = <text:tab/>KB</text:p>
          </text:list-item>
          <text:list-item>
            <text:p text:style-name="P14">15.000 Hz =<text:tab/>KHz</text:p>
          </text:list-item>
          <text:list-item>
            <text:p text:style-name="P14">320 Kbps =<text:tab/>KB/s</text:p>
          </text:list-item>
          <text:list-item>
            <text:p text:style-name="P14">0,4 Gbps =<text:tab/>KB/s</text:p>
          </text:list-item>
          <text:list-item>
            <text:p text:style-name="P14">0,25 GHz =<text:tab/>MHz</text:p>
          </text:list-item>
          <text:list-item>
            <text:p text:style-name="P14">1024 MB/s =<text:tab/>GB/s</text:p>
          </text:list-item>
          <text:list-item>
            <text:p text:style-name="P14">4 GiB =<text:tab/>KiB</text:p>
          </text:list-item>
          <text:list-item>
            <text:p text:style-name="P14">1 KiB =<text:tab/>bytes</text:p>
          </text:list-item>
          <text:list-item>
            <text:p text:style-name="P14">16 KB =<text:tab/>KiB</text:p>
          </text:list-item>
          <text:list-item>
            <text:p text:style-name="P15">200 MB/s = <text:tab/>MiB/s</text:p>
          </text:list-item>
          <text:list-item>
            <text:p text:style-name="P16">16 KB =<text:tab/>Kib<text:tab/></text:p>
          </text:list-item>
        </text:list>
      </text:section>
      <text:p text:style-name="P6"/>
      <text:list xml:id="list175943747206105" text:continue-list="list2814140458" text:style-name="L1">
        <text:list-item>
          <text:p text:style-name="P20"><text:span text:style-name="T2">Exercicio. -</text:span> Se o tamaño medio dunha película ocupa 4,3 GB... cantas películas poderemos gardar nun disco de 1TB?</text:p>
        </text:list-item>
        <text:list-item>
          <text:p text:style-name="P20"><text:span text:style-name="T2">Exercicio. - </text:span><text:span text:style-name="T4">Se a miña cámara saca fotos que ocupan 2,5 MB... de que tamaño é a memoria SD que me teño que mercar se teño pensado sacar 1300 fotos.</text:span></text:p>
        </text:list-item>
        <text:list-item>
          <text:p text:style-name="P21"><text:span text:style-name="T2">Exercicio. - </text:span><text:span text:style-name="T4">Se un folleto publicitario di que un ordenador ten 1 TB de disco duro e 4 GB de memoria RAM, ¿hai algún erro?</text:span></text:p>
        </text:list-item>
        <text:list-item>
          <text:p text:style-name="P22"><text:span text:style-name="T2">Exercicio. - </text:span><text:span text:style-name="T4">Calcula a velocidade de transferencia ou ancho de banda dos seguintes buses supoñendo que se fai unha transferencia en cada ciclo.</text:span></text:p>
        </text:list-item>
      </text:list>
      <text:list text:style-name="L3">
        <text:list-item>
          <text:p text:style-name="P17">1 bit e 100 KHz =<text:tab/>Kbps</text:p>
        </text:list-item>
        <text:list-item>
          <text:p text:style-name="P17">32 bits e 1000 KHz =<text:tab/>MB/s</text:p>
        </text:list-item>
        <text:list-item>
          <text:p text:style-name="P17">1 bit e 2,4 GHz =<text:tab/>GB/s</text:p>
        </text:list-item>
        <text:list-item>
          <text:p text:style-name="P17">4 bits e 100 MHz = <text:tab/>KB/s</text:p>
        </text:list-item>
        <text:list-item>
          <text:p text:style-name="P17">1 bit a 2,4 GHz =<text:tab/>Kbps</text:p>
          <text:p text:style-name="P23"/>
        </text:list-item>
      </text:list>
      <text:list xml:id="list175942616000753" text:continue-list="list175943747206105" text:style-name="L1">
        <text:list-item>
          <text:p text:style-name="P24"><text:span text:style-name="T2">Exercicio. - </text:span><text:span text:style-name="T4">Calcula o ancho de banda dun dispositivo cun ancho de datos de 32 bits e que traballa a unha velocidade de 10 Mhz que fai 8 transferencia/ciclos.</text:span></text:p>
        </text:list-item>
        <text:list-item>
          <text:p text:style-name="P24"><text:span text:style-name="T2">Exercicio. - </text:span><text:span text:style-name="T4">Sexa unha familia de microprocesadores que teñen un xogo de instrucións de 8 instrucións. O número de ciclos que tarde en executarse cada unha é o seguinte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Instrución</text:p>
          </table:table-cell>
          <table:table-cell table:style-name="Tabla1.B1" office:value-type="string">
            <text:p text:style-name="P7">Número de ciclos</text:p>
          </table:table-cell>
        </table:table-row>
        <table:table-row>
          <table:table-cell table:style-name="Tabla1.A2" office:value-type="string">
            <text:p text:style-name="P8">A</text:p>
          </table:table-cell>
          <table:table-cell table:style-name="Tabla1.B2" office:value-type="float" office:value="4">
            <text:p text:style-name="P8">4</text:p>
          </table:table-cell>
        </table:table-row>
        <table:table-row>
          <table:table-cell table:style-name="Tabla1.A2" office:value-type="string">
            <text:p text:style-name="P8">B</text:p>
          </table:table-cell>
          <table:table-cell table:style-name="Tabla1.B2" office:value-type="float" office:value="3">
            <text:p text:style-name="P8">3</text:p>
          </table:table-cell>
        </table:table-row>
        <table:table-row>
          <table:table-cell table:style-name="Tabla1.A2" office:value-type="string">
            <text:p text:style-name="P8">C</text:p>
          </table:table-cell>
          <table:table-cell table:style-name="Tabla1.B2" office:value-type="float" office:value="5">
            <text:p text:style-name="P8">5</text:p>
          </table:table-cell>
        </table:table-row>
        <table:table-row>
          <table:table-cell table:style-name="Tabla1.A2" office:value-type="string">
            <text:p text:style-name="P8">D</text:p>
          </table:table-cell>
          <table:table-cell table:style-name="Tabla1.B2" office:value-type="float" office:value="1">
            <text:p text:style-name="P8">1</text:p>
          </table:table-cell>
        </table:table-row>
        <text:soft-page-break/>
        <table:table-row>
          <table:table-cell table:style-name="Tabla1.A2" office:value-type="string">
            <text:p text:style-name="P8">E</text:p>
          </table:table-cell>
          <table:table-cell table:style-name="Tabla1.B2" office:value-type="float" office:value="7">
            <text:p text:style-name="P8">7</text:p>
          </table:table-cell>
        </table:table-row>
        <table:table-row>
          <table:table-cell table:style-name="Tabla1.A2" office:value-type="string">
            <text:p text:style-name="P8">F</text:p>
          </table:table-cell>
          <table:table-cell table:style-name="Tabla1.B2" office:value-type="float" office:value="10">
            <text:p text:style-name="P8">10</text:p>
          </table:table-cell>
        </table:table-row>
        <table:table-row>
          <table:table-cell table:style-name="Tabla1.A2" office:value-type="string">
            <text:p text:style-name="P8">G</text:p>
          </table:table-cell>
          <table:table-cell table:style-name="Tabla1.B2" office:value-type="float" office:value="6">
            <text:p text:style-name="P8">6</text:p>
          </table:table-cell>
        </table:table-row>
        <table:table-row>
          <table:table-cell table:style-name="Tabla1.A2" office:value-type="string">
            <text:p text:style-name="P8">H</text:p>
          </table:table-cell>
          <table:table-cell table:style-name="Tabla1.B2" office:value-type="float" office:value="2">
            <text:p text:style-name="P8">2</text:p>
          </table:table-cell>
        </table:table-row>
      </table:table>
      <text:p text:style-name="P4"><text:s/></text:p>
      <text:p text:style-name="P5"><text:tab/>Se un programa ten 10000 instrucións, as cales seguen esta distribución dentro do programa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Instrución</text:p>
          </table:table-cell>
          <table:table-cell table:style-name="Tabla2.B1" office:value-type="string">
            <text:p text:style-name="P7">% de instrucións no programa</text:p>
          </table:table-cell>
        </table:table-row>
        <table:table-row>
          <table:table-cell table:style-name="Tabla2.A2" office:value-type="string">
            <text:p text:style-name="P8">A</text:p>
          </table:table-cell>
          <table:table-cell table:style-name="Tabla2.B2" office:value-type="percentage" office:value="0.1">
            <text:p text:style-name="P8">10,00%</text:p>
          </table:table-cell>
        </table:table-row>
        <table:table-row>
          <table:table-cell table:style-name="Tabla2.A2" office:value-type="string">
            <text:p text:style-name="P8">B</text:p>
          </table:table-cell>
          <table:table-cell table:style-name="Tabla2.B2" office:value-type="percentage" office:value="0.4">
            <text:p text:style-name="P8">40,00%</text:p>
          </table:table-cell>
        </table:table-row>
        <table:table-row>
          <table:table-cell table:style-name="Tabla2.A2" office:value-type="string">
            <text:p text:style-name="P8">C</text:p>
          </table:table-cell>
          <table:table-cell table:style-name="Tabla2.B2" office:value-type="percentage" office:value="0">
            <text:p text:style-name="P8">0,00%</text:p>
          </table:table-cell>
        </table:table-row>
        <table:table-row>
          <table:table-cell table:style-name="Tabla2.A2" office:value-type="string">
            <text:p text:style-name="P8">D</text:p>
          </table:table-cell>
          <table:table-cell table:style-name="Tabla2.B2" office:value-type="percentage" office:value="0.05">
            <text:p text:style-name="P8">5,00%</text:p>
          </table:table-cell>
        </table:table-row>
        <table:table-row>
          <table:table-cell table:style-name="Tabla2.A2" office:value-type="string">
            <text:p text:style-name="P8">E</text:p>
          </table:table-cell>
          <table:table-cell table:style-name="Tabla2.B2" office:value-type="percentage" office:value="0.15">
            <text:p text:style-name="P8">15,00%</text:p>
          </table:table-cell>
        </table:table-row>
        <table:table-row>
          <table:table-cell table:style-name="Tabla2.A2" office:value-type="string">
            <text:p text:style-name="P8">F</text:p>
          </table:table-cell>
          <table:table-cell table:style-name="Tabla2.B2" office:value-type="percentage" office:value="0.1">
            <text:p text:style-name="P8">10,00%</text:p>
          </table:table-cell>
        </table:table-row>
        <table:table-row>
          <table:table-cell table:style-name="Tabla2.A2" office:value-type="string">
            <text:p text:style-name="P8">G</text:p>
          </table:table-cell>
          <table:table-cell table:style-name="Tabla2.B2" office:value-type="percentage" office:value="0.12">
            <text:p text:style-name="P8">12,00%</text:p>
          </table:table-cell>
        </table:table-row>
        <table:table-row>
          <table:table-cell table:style-name="Tabla2.A2" office:value-type="string">
            <text:p text:style-name="P8">H</text:p>
          </table:table-cell>
          <table:table-cell table:style-name="Tabla2.B2" office:value-type="percentage" office:value="0.08">
            <text:p text:style-name="P8">8,00%</text:p>
          </table:table-cell>
        </table:table-row>
      </table:table>
      <text:p text:style-name="Standard"/>
      <text:p text:style-name="Text_20_body"><text:tab/>Canto tempo tarda en executarse nos seguintes microprocesadores:</text:p>
      <text:list text:style-name="L4">
        <text:list-item>
          <text:p text:style-name="P25">Nun procesador a 733 MHz</text:p>
        </text:list-item>
        <text:list-item>
          <text:p text:style-name="P25">Nun procesador a 1,2 GHz</text:p>
        </text:list-item>
      </text:list>
      <text:p text:style-name="Standard"><text:tab/></text:p>
      <text:list xml:id="list175942156070563" text:continue-list="list175942616000753" text:style-name="L1">
        <text:list-item>
          <text:p text:style-name="P10"><text:span text:style-name="T2">Exercicio.</text:span> - <text:span text:style-name="T4">Sexa unha familia de microprocesadores que teñen un xogo de instrucións de 5 instrucións. O número de ciclos que tarde en executarse cada unha é o seguinte:</text:span>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Instrución</text:p>
          </table:table-cell>
          <table:table-cell table:style-name="Tabla3.B1" office:value-type="string">
            <text:p text:style-name="P7">Número de ciclos</text:p>
          </table:table-cell>
        </table:table-row>
        <table:table-row>
          <table:table-cell table:style-name="Tabla3.A2" office:value-type="string">
            <text:p text:style-name="P8">A</text:p>
          </table:table-cell>
          <table:table-cell table:style-name="Tabla3.B2" office:value-type="float" office:value="4">
            <text:p text:style-name="P8">4</text:p>
          </table:table-cell>
        </table:table-row>
        <table:table-row>
          <table:table-cell table:style-name="Tabla3.A2" office:value-type="string">
            <text:p text:style-name="P8">B</text:p>
          </table:table-cell>
          <table:table-cell table:style-name="Tabla3.B2" office:value-type="float" office:value="5">
            <text:p text:style-name="P8">5</text:p>
          </table:table-cell>
        </table:table-row>
        <table:table-row>
          <table:table-cell table:style-name="Tabla3.A2" office:value-type="string">
            <text:p text:style-name="P8">C</text:p>
          </table:table-cell>
          <table:table-cell table:style-name="Tabla3.B2" office:value-type="float" office:value="12">
            <text:p text:style-name="P8">12</text:p>
          </table:table-cell>
        </table:table-row>
        <table:table-row>
          <table:table-cell table:style-name="Tabla3.A2" office:value-type="string">
            <text:p text:style-name="P8">D</text:p>
          </table:table-cell>
          <table:table-cell table:style-name="Tabla3.B2" office:value-type="float" office:value="1">
            <text:p text:style-name="P8">1</text:p>
          </table:table-cell>
        </table:table-row>
        <table:table-row>
          <table:table-cell table:style-name="Tabla3.A2" office:value-type="string">
            <text:p text:style-name="P8">E</text:p>
          </table:table-cell>
          <table:table-cell table:style-name="Tabla3.B2" office:value-type="float" office:value="7">
            <text:p text:style-name="P8">7</text:p>
          </table:table-cell>
        </table:table-row>
      </table:table>
      <text:p text:style-name="P4"><text:s/></text:p>
      <text:p text:style-name="P5"><text:tab/>Se un programa P1 ten 10000 instrucións, as cales seguen esta distribución dentro do programa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Instrución</text:p>
          </table:table-cell>
          <table:table-cell table:style-name="Tabla4.B1" office:value-type="string">
            <text:p text:style-name="P7">% de instrucións no programa</text:p>
          </table:table-cell>
        </table:table-row>
        <table:table-row>
          <table:table-cell table:style-name="Tabla4.A2" office:value-type="string">
            <text:p text:style-name="P8">A</text:p>
          </table:table-cell>
          <table:table-cell table:style-name="Tabla4.B2" office:value-type="percentage" office:value="0.1">
            <text:p text:style-name="P8">10,00%</text:p>
          </table:table-cell>
        </table:table-row>
        <table:table-row>
          <table:table-cell table:style-name="Tabla4.A2" office:value-type="string">
            <text:p text:style-name="P8">B</text:p>
          </table:table-cell>
          <table:table-cell table:style-name="Tabla4.B2" office:value-type="percentage" office:value="0.4">
            <text:p text:style-name="P8">40,00%</text:p>
          </table:table-cell>
        </table:table-row>
        <text:soft-page-break/>
        <table:table-row>
          <table:table-cell table:style-name="Tabla4.A2" office:value-type="string">
            <text:p text:style-name="P8">C</text:p>
          </table:table-cell>
          <table:table-cell table:style-name="Tabla4.B2" office:value-type="percentage" office:value="0.3">
            <text:p text:style-name="P8">30,00%</text:p>
          </table:table-cell>
        </table:table-row>
        <table:table-row>
          <table:table-cell table:style-name="Tabla4.A2" office:value-type="string">
            <text:p text:style-name="P8">D</text:p>
          </table:table-cell>
          <table:table-cell table:style-name="Tabla4.B2" office:value-type="percentage" office:value="0.05">
            <text:p text:style-name="P8">5,00%</text:p>
          </table:table-cell>
        </table:table-row>
        <table:table-row>
          <table:table-cell table:style-name="Tabla4.A2" office:value-type="string">
            <text:p text:style-name="P8">E</text:p>
          </table:table-cell>
          <table:table-cell table:style-name="Tabla4.B2" office:value-type="percentage" office:value="0.15">
            <text:p text:style-name="P8">15,00%</text:p>
          </table:table-cell>
        </table:table-row>
      </table:table>
      <text:p text:style-name="Standard"/>
      <text:p text:style-name="Text_20_body"><text:tab/>Se o programa P2 ten tamén 10000 instrucións, as cales seguen esta distribución dentro do programa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Instrución</text:p>
          </table:table-cell>
          <table:table-cell table:style-name="Tabla5.B1" office:value-type="string">
            <text:p text:style-name="P7">% de instrucións no programa</text:p>
          </table:table-cell>
        </table:table-row>
        <table:table-row>
          <table:table-cell table:style-name="Tabla5.A2" office:value-type="string">
            <text:p text:style-name="P8">A</text:p>
          </table:table-cell>
          <table:table-cell table:style-name="Tabla5.B2" office:value-type="percentage" office:value="0.25">
            <text:p text:style-name="P8">25,00%</text:p>
          </table:table-cell>
        </table:table-row>
        <table:table-row>
          <table:table-cell table:style-name="Tabla5.A2" office:value-type="string">
            <text:p text:style-name="P8">B</text:p>
          </table:table-cell>
          <table:table-cell table:style-name="Tabla5.B2" office:value-type="percentage" office:value="0.4">
            <text:p text:style-name="P8">40,00%</text:p>
          </table:table-cell>
        </table:table-row>
        <table:table-row>
          <table:table-cell table:style-name="Tabla5.A2" office:value-type="string">
            <text:p text:style-name="P8">C</text:p>
          </table:table-cell>
          <table:table-cell table:style-name="Tabla5.B2" office:value-type="percentage" office:value="0">
            <text:p text:style-name="P8">0,00%</text:p>
          </table:table-cell>
        </table:table-row>
        <table:table-row>
          <table:table-cell table:style-name="Tabla5.A2" office:value-type="string">
            <text:p text:style-name="P8">D</text:p>
          </table:table-cell>
          <table:table-cell table:style-name="Tabla5.B2" office:value-type="percentage" office:value="0.3">
            <text:p text:style-name="P8">30,00%</text:p>
          </table:table-cell>
        </table:table-row>
        <table:table-row>
          <table:table-cell table:style-name="Tabla5.A2" office:value-type="string">
            <text:p text:style-name="P8">E</text:p>
          </table:table-cell>
          <table:table-cell table:style-name="Tabla5.B2" office:value-type="percentage" office:value="0.05">
            <text:p text:style-name="P8">5,00%</text:p>
          </table:table-cell>
        </table:table-row>
      </table:table>
      <text:p text:style-name="Text_20_body"/>
      <text:p text:style-name="Text_20_body"><text:tab/>Se o programa P1 se executa nun microprocesador que traballa a 733 MHz, e o P2 nun microprocesador a 666 MHz, ¿cal se executa máis rápido?</text:p>
      <text:list xml:id="list175943765618391" text:continue-numbering="true" text:style-name="L1">
        <text:list-item>
          <text:p text:style-name="P10"><text:span text:style-name="T2">Exercicio.</text:span> - <text:span text:style-name="T4">Coa axuda de internet busca o rendemento en múltiplos dos FLOPS dos seguintes computadores:</text:span></text:p>
        </text:list-item>
      </text:list>
      <text:list xml:id="list2893946950" text:style-name="L5">
        <text:list-item>
          <text:p text:style-name="P18">Nvidia RTX 4090</text:p>
        </text:list-item>
        <text:list-item>
          <text:p text:style-name="P19">Intel Core I7 <text:span text:style-name="T5">14700K</text:span></text:p>
        </text:list-item>
        <text:list-item>
          <text:p text:style-name="P19">Procesador da PlayStation <text:span text:style-name="T5">5 pro</text:span>.</text:p>
        </text:list-item>
        <text:list-item>
          <text:p text:style-name="P18">Apple A18 Pro</text:p>
          <text:p text:style-name="P18"/>
        </text:list-item>
      </text:list>
      <text:list xml:id="list175943675360013" text:continue-list="list175943765618391" text:style-name="L1">
        <text:list-item>
          <text:p text:style-name="P11"><text:span text:style-name="T2">Exercicio.</text:span> - <text:span text:style-name="T6">Dado un teléfono móvil con las siguientes características</text:span>:</text:p>
        </text:list-item>
      </text:list>
      <text:list text:style-name="L6">
        <text:list-item>
          <text:list>
            <text:list-item>
              <text:p text:style-name="P28"><text:span text:style-name="T7">Captura de</text:span> vídeo: 720p (1280x720 pixeles) <text:span text:style-name="T7">a 30fps y 32 bits</text:span></text:p>
            </text:list-item>
            <text:list-item>
              <text:p text:style-name="P30">Captura de audio: sonido estéreo con calidad de 16 bits y 2<text:span text:style-name="T8">2,1</text:span> kHz</text:p>
            </text:list-item>
          </text:list>
        </text:list-item>
      </text:list>
      <text:p text:style-name="P31"><text:span text:style-name="T7"><text:tab/>Si el espacio de almacenamiento libre del que disponemos es de 5 GB, indica la duración máxima de video que podemos grab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Nimbus Sans L" svg:font-family="'Nimbus Sans L'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style:text-position="0% 100%"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72cm" fo:margin-bottom="1.109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M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Actividade – Practicando coas medidas</text:chapter><text:chapter text:display="plain-number" text:outline-level="1"/><text:tab/><text:tab/><text:chapter text:display="name" text:outline-level="2">Actividade – Practicando coas medidas</text:chapter></text:p>
      </style:header>
      <style:footer>
        <text:p text:style-name="Footer"><text:tab/><text:span text:style-name="MT1"><text:page-number text:select-page="current">2</text:page-number></text:span><text:span text:style-name="MT1">/</text:span><text:span text:style-name="MT1"><text:page-count>3</text:page-count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1"/>
    <style:master-page style:name="MiPrimera" style:page-layout-name="Mpm3" draw:style-name="Mdp1" style:next-style-name="Standard">
      <style:header>
        <text:p text:style-name="MP2"><text:span text:style-name="MT2">Autor:</text:span> <text:span text:style-name="MT3">Daniel Medina Méndez</text:span></text:p>
        <text:p text:style-name="MP3"><draw:frame draw:style-name="Mfr1" draw:name="gráficos1" text:anchor-type="paragraph" svg:x="1.734cm" svg:y="0.095cm" svg:width="1.187cm" svg:height="0.483cm" draw:z-index="0"><draw:image xlink:href="Pictures/1000000000000076000000295D052E72DD999F37.png" xlink:type="simple" xlink:show="embed" xlink:actuate="onLoad" draw:mime-type="image/png"/></draw:frame>Licencia: </text:p>
        <text:p text:style-name="Header"/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11-10-04T17:34:55</meta:creation-date>
    <meta:editing-cycles>10</meta:editing-cycles>
    <meta:editing-duration>PT20M22S</meta:editing-duration>
    <meta:initial-creator>Daniel Medina</meta:initial-creator>
    <dc:date>2024-09-24T17:57:47.526000000</dc:date>
    <meta:document-statistic meta:table-count="5" meta:image-count="1" meta:object-count="0" meta:page-count="3" meta:paragraph-count="124" meta:word-count="593" meta:character-count="2910" meta:non-whitespace-character-count="2453"/>
    <meta:user-defined meta:name="Info 1"/>
    <meta:user-defined meta:name="Info 2"/>
    <meta:user-defined meta:name="Info 3"/>
    <meta:user-defined meta:name="Info 4"/>
  </office:meta>
</office:document-meta>
</file>